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>
      <style:paragraph-properties fo:margin-top="0in" fo:margin-bottom="0in" loext:contextual-spacing="false"/>
    </style:style>
    <style:style style:name="P13" style:family="paragraph" style:parent-style-name="Text_20_body" style:list-style-name="L3">
      <style:paragraph-properties fo:margin-top="0in" fo:margin-bottom="0in" loext:contextual-spacing="false"/>
    </style:style>
    <style:style style:name="P14" style:family="paragraph" style:parent-style-name="Text_20_body" style:list-style-name="L5">
      <style:paragraph-properties fo:margin-top="0in" fo:margin-bottom="0in" loext:contextual-spacing="false"/>
    </style:style>
    <style:style style:name="P15" style:family="paragraph" style:parent-style-name="Text_20_body" style:list-style-name="L7">
      <style:paragraph-properties fo:margin-top="0in" fo:margin-bottom="0in" loext:contextual-spacing="false"/>
    </style:style>
    <style:style style:name="P16" style:family="paragraph" style:parent-style-name="Text_20_body" style:list-style-name="L9">
      <style:paragraph-properties fo:margin-top="0in" fo:margin-bottom="0in" loext:contextual-spacing="false"/>
    </style:style>
    <style:style style:name="P17" style:family="paragraph" style:parent-style-name="Text_20_body" style:list-style-name="L10">
      <style:paragraph-properties fo:margin-top="0in" fo:margin-bottom="0in" loext:contextual-spacing="false"/>
    </style:style>
    <style:style style:name="P18" style:family="paragraph" style:parent-style-name="Text_20_body">
      <style:paragraph-properties fo:margin-left="0.4165in" fo:margin-right="0in" fo:margin-top="0in" fo:margin-bottom="0in" loext:contextual-spacing="false" fo:text-indent="0in" style:auto-text-indent="false"/>
    </style:style>
    <style:style style:name="P19" style:family="paragraph" style:parent-style-name="Text_20_body">
      <style:paragraph-properties fo:margin-left="0.4165in" fo:margin-right="0in" fo:text-indent="0in" style:auto-text-indent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SEARCH MEETING NOTES </text:span><text:line-break/><text:line-break/><text:span text:style-name="T1">DATE/TIME</text:span>: 22/09/2017 - 10:00 AM (GMT -3:00)<text:line-break/><text:line-break/><text:span text:style-name="T1">PARTICIPANTS</text:span>:<text:line-break/><text:line-break/>Saimir Bala &lt;<text:a xlink:type="simple" xlink:href="mailto:saimir.bala@wu.ac.at" text:style-name="Internet_20_link" text:visited-style-name="Visited_20_Internet_20_Link">saimir.bala@wu.ac.at</text:a>&gt;<text:line-break/>João Gonçalves &lt;<text:a xlink:type="simple" xlink:href="mailto:joao.goncalves@uniriotec.br" text:style-name="Internet_20_link" text:visited-style-name="Visited_20_Internet_20_Link">joao.goncalves@uniriotec.br</text:a>&gt;<text:line-break/>Pedro Richetti &lt;<text:a xlink:type="simple" xlink:href="mailto:pedrohr@gmail.com" text:style-name="Internet_20_link" text:visited-style-name="Visited_20_Internet_20_Link">pedrohr@gmail.com</text:a>&gt;<text:line-break/><text:line-break/><text:span text:style-name="T1">DISCUSSION TOPICS</text:span>:</text:p>
      <text:list xml:id="list2493517070807167967" text:style-name="L1">
        <text:list-item>
          <text:p text:style-name="P2">The Github process model, based on the workflow provided at <text:a xlink:type="simple" xlink:href="https://guides.github.com/introduction/flow/" text:style-name="Internet_20_link" text:visited-style-name="Visited_20_Internet_20_Link">https://guides.github.com/introduction/flow/</text:a>, was discussed and the activity labeled "Discuss and Review your code" was agreed of being a Knowledge-Intensive Activity, involving two types of actors: The core developers and the contributor.</text:p>
        </text:list-item>
      </text:list>
      <text:list xml:id="list4650545763912255263" text:style-name="L2">
        <text:list-item>
          <text:p text:style-name="P3">- A sample github project, the Audacity project, was analyzed and a sample pull request was presented, with the following remarks:</text:p>
        </text:list-item>
      </text:list>
      <text:list xml:id="list8405531550531421465" text:style-name="L3">
        <text:list-item>
          <text:p text:style-name="P13">The structure was indeed a discussion between core developers and contributor, regarding the code to be merged.</text:p>
        </text:list-item>
        <text:list-item>
          <text:p text:style-name="P13">There were many speech acts presented, enabling us to perform speech act extraction and a similar approach to Pedro's BPM 2017 paper.</text:p>
        </text:list-item>
        <text:list-item>
          <text:p text:style-name="P4">It is possible to depict the interaction with a start event (the beginning of the pull request discussion) and an end event (the closing of the pull request).</text:p>
        </text:list-item>
      </text:list>
      <text:list xml:id="list6611733183211433494" text:style-name="L4">
        <text:list-item>
          <text:p text:style-name="P5">Additional information about the GitHub scenario:</text:p>
        </text:list-item>
      </text:list>
      <text:list xml:id="list6604139237942933243" text:style-name="L5">
        <text:list-item>
          <text:p text:style-name="P14">Github workflow model: <text:a xlink:type="simple" xlink:href="https://guides.github.com/introduction/flow/" text:style-name="Internet_20_link" text:visited-style-name="Visited_20_Internet_20_Link">https://guides.github.com/introduction/flow/</text:a></text:p>
        </text:list-item>
        <text:list-item>
          <text:p text:style-name="P14">Example Project URL: <text:a xlink:type="simple" xlink:href="https://github.com/audacity/audacity" text:style-name="Internet_20_link" text:visited-style-name="Visited_20_Internet_20_Link">https://github.com/audacity/audacity</text:a></text:p>
        </text:list-item>
        <text:list-item>
          <text:p text:style-name="P6">Example pull request: <text:a xlink:type="simple" xlink:href="https://github.com/audacity/audacity/pull/130" text:style-name="Internet_20_link" text:visited-style-name="Visited_20_Internet_20_Link">https://github.com/audacity/audacity/pull/130</text:a></text:p>
        </text:list-item>
      </text:list>
      <text:list xml:id="list8871622231708288603" text:style-name="L6">
        <text:list-item>
          <text:p text:style-name="P7">A number of open questions present themselves for discussion:</text:p>
        </text:list-item>
      </text:list>
      <text:list xml:id="list3292972653613758008" text:style-name="L7">
        <text:list-item>
          <text:p text:style-name="P15">How many datasets (GitHub Projects)? Different types of projects (software devel/other), (big projects vs smaller projects)</text:p>
        </text:list-item>
        <text:list-item>
          <text:p text:style-name="P15">Analyze what makes a pull request successful (criteria? patterns?</text:p>
        </text:list-item>
        <text:list-item>
          <text:p text:style-name="P8">About quality indicators, we have discussed about two possible main candidates:</text:p>
        </text:list-item>
      </text:list>
      <text:p text:style-name="P18">(i) The cause of the release of a new version.</text:p>
      <text:p text:style-name="P19">(ii) Quality of the work = less critics about the version. Speech Act detection could be useful here.</text:p>
      <text:list xml:id="list8817619255381887756" text:style-name="L8">
        <text:list-item>
          <text:p text:style-name="P9">Other possibilities for indicators include:</text:p>
        </text:list-item>
      </text:list>
      <text:list xml:id="list8824647940030120112" text:style-name="L9">
        <text:list-item>
          <text:p text:style-name="P16">Indicators about "Knowledge generated by the pull request's discussion", etc.</text:p>
        </text:list-item>
        <text:list-item>
          <text:p text:style-name="P10">How many commit belongs to the release + how many commit belongs to the pull request Github pull request metadata: labels, different types of pull request (open/closed, approved/rejected and merged/closed)</text:p>
        </text:list-item>
      </text:list>
      <text:p text:style-name="Text_20_body"><text:soft-page-break/><text:line-break/><text:span text:style-name="T1">TASKS FOR NEXT MEETING</text:span>:</text:p>
      <text:list xml:id="list3403407913640838525" text:style-name="L10">
        <text:list-item>
          <text:p text:style-name="P17">Adapt the speech act extraction and test with repositories (Joao)</text:p>
        </text:list-item>
        <text:list-item>
          <text:p text:style-name="P17">Present remarks about indicators for open-source scenarios (Pedro)</text:p>
        </text:list-item>
        <text:list-item>
          <text:p text:style-name="P11">Provide code for pull request and metadata extraction (Saimir)</text:p>
        </text:list-item>
      </text:list>
      <text:p text:style-name="P12"><text:line-break/><text:span text:style-name="T1">NEXT MEETING</text:span>:<text:line-break/>October 12th, 2017 - 10:00 AM (GMT -3:00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imir Bala</meta:initial-creator>
    <meta:creation-date>2017-09-25T10:12:14.566889552</meta:creation-date>
    <dc:date>2017-09-25T10:13:01.371423713</dc:date>
    <dc:creator>Saimir Bala</dc:creator>
    <meta:editing-duration>PT47S</meta:editing-duration>
    <meta:editing-cycles>1</meta:editing-cycles>
    <meta:document-statistic meta:table-count="0" meta:image-count="0" meta:object-count="0" meta:page-count="2" meta:paragraph-count="24" meta:word-count="346" meta:character-count="2394" meta:non-whitespace-character-count="2084"/>
    <meta:generator>LibreOffice/5.1.6.2$Linux_X86_64 LibreOffice_project/10m0$Build-2</meta:generator>
  </office:meta>
</office:document-meta>
</file>